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2" style:family="paragraph" style:parent-style-name="Frame_20_contents">
      <style:paragraph-properties fo:text-align="center" style:justify-single-word="false"/>
      <style:text-properties fo:font-size="9pt" officeooo:rsid="00134798" officeooo:paragraph-rsid="00134798" style:font-size-asian="7.84999990463257pt" style:font-size-complex="9pt"/>
    </style:style>
    <style:style style:name="P3" style:family="paragraph" style:parent-style-name="Frame_20_contents">
      <style:text-properties fo:font-size="9pt" officeooo:rsid="00136f02" officeooo:paragraph-rsid="00136f02" style:font-size-asian="7.84999990463257pt" style:font-size-complex="9pt"/>
    </style:style>
    <style:style style:name="P4" style:family="paragraph" style:parent-style-name="Frame_20_contents">
      <style:paragraph-properties fo:text-align="center" style:justify-single-word="false"/>
    </style:style>
    <style:style style:name="P5" style:family="paragraph" style:parent-style-name="Frame_20_contents">
      <style:text-properties officeooo:rsid="00136f02" officeooo:paragraph-rsid="00136f02"/>
    </style:style>
    <style:style style:name="P6" style:family="paragraph" style:parent-style-name="Frame_20_contents">
      <style:paragraph-properties fo:text-align="center" style:justify-single-word="false"/>
      <style:text-properties officeooo:rsid="001488cd" officeooo:paragraph-rsid="001488cd"/>
    </style:style>
    <style:style style:name="P7" style:family="paragraph" style:parent-style-name="Frame_20_contents">
      <style:paragraph-properties fo:text-align="center" style:justify-single-word="false"/>
      <style:text-properties officeooo:rsid="001495e2" officeooo:paragraph-rsid="001495e2"/>
    </style:style>
    <style:style style:name="P8" style:family="paragraph" style:parent-style-name="Frame_20_contents">
      <style:paragraph-properties fo:text-align="center" style:justify-single-word="false"/>
      <style:text-properties officeooo:rsid="00167a41" officeooo:paragraph-rsid="00167a41"/>
    </style:style>
    <style:style style:name="P9" style:family="paragraph" style:parent-style-name="Frame_20_contents">
      <style:paragraph-properties fo:text-align="center" style:justify-single-word="false"/>
      <style:text-properties fo:font-size="8pt" officeooo:rsid="00167a41" officeooo:paragraph-rsid="00167a41" style:font-size-asian="7pt" style:font-size-complex="8pt"/>
    </style:style>
    <style:style style:name="P10" style:family="paragraph" style:parent-style-name="Frame_20_contents">
      <style:paragraph-properties fo:text-align="center" style:justify-single-word="false"/>
      <style:text-properties fo:font-size="8pt" officeooo:rsid="00180889" officeooo:paragraph-rsid="00180889" style:font-size-asian="7pt" style:font-size-complex="8pt"/>
    </style:style>
    <style:style style:name="P11" style:family="paragraph" style:parent-style-name="Frame_20_contents">
      <style:paragraph-properties fo:text-align="center" style:justify-single-word="false"/>
      <style:text-properties fo:font-size="8pt" officeooo:rsid="0019f1d3" officeooo:paragraph-rsid="0019f1d3" style:font-size-asian="7pt" style:font-size-complex="8pt"/>
    </style:style>
    <style:style style:name="P12" style:family="paragraph" style:parent-style-name="Frame_20_contents">
      <style:text-properties fo:font-size="8pt" officeooo:rsid="0019f1d3" officeooo:paragraph-rsid="0019f1d3" style:font-size-asian="7pt" style:font-size-complex="8pt"/>
    </style:style>
    <style:style style:name="P13" style:family="paragraph" style:parent-style-name="Frame_20_contents">
      <style:paragraph-properties fo:text-align="center" style:justify-single-word="false"/>
      <style:text-properties fo:font-size="8pt" officeooo:rsid="001c2cd6" officeooo:paragraph-rsid="001c2cd6" style:font-size-asian="7pt" style:font-size-complex="8pt"/>
    </style:style>
    <style:style style:name="P14" style:family="paragraph" style:parent-style-name="Frame_20_contents">
      <style:text-properties fo:font-size="8pt" officeooo:rsid="001c2cd6" officeooo:paragraph-rsid="001c2cd6" style:font-size-asian="7pt" style:font-size-complex="8pt"/>
    </style:style>
    <style:style style:name="P15" style:family="paragraph" style:parent-style-name="Frame_20_contents">
      <style:paragraph-properties fo:text-align="center" style:justify-single-word="false"/>
      <style:text-properties fo:font-size="8pt" officeooo:rsid="001f7ff0" officeooo:paragraph-rsid="001f7ff0" style:font-size-asian="7pt" style:font-size-complex="8pt"/>
    </style:style>
    <style:style style:name="P16" style:family="paragraph" style:parent-style-name="Frame_20_contents">
      <style:text-properties officeooo:rsid="001a32e3" officeooo:paragraph-rsid="001a32e3"/>
    </style:style>
    <style:style style:name="P17" style:family="paragraph" style:parent-style-name="Frame_20_contents">
      <style:text-properties officeooo:rsid="001bf15f" officeooo:paragraph-rsid="001bf15f"/>
    </style:style>
    <style:style style:name="P18" style:family="paragraph" style:parent-style-name="Frame_20_contents">
      <style:paragraph-properties fo:text-align="center" style:justify-single-word="false"/>
      <style:text-properties officeooo:rsid="001bf15f" officeooo:paragraph-rsid="001bf15f"/>
    </style:style>
    <style:style style:name="P19" style:family="paragraph" style:parent-style-name="Frame_20_contents">
      <style:text-properties officeooo:paragraph-rsid="001bf15f"/>
    </style:style>
    <style:style style:name="P20" style:family="paragraph" style:parent-style-name="Frame_20_contents">
      <style:paragraph-properties fo:text-align="center" style:justify-single-word="false"/>
      <style:text-properties officeooo:rsid="001c2cd6" officeooo:paragraph-rsid="001c2cd6"/>
    </style:style>
    <style:style style:name="P21" style:family="paragraph" style:parent-style-name="Frame_20_contents">
      <style:text-properties officeooo:rsid="001e1d61" officeooo:paragraph-rsid="001e1d61"/>
    </style:style>
    <style:style style:name="P22" style:family="paragraph" style:parent-style-name="Frame_20_contents">
      <style:text-properties officeooo:rsid="001f7ff0" officeooo:paragraph-rsid="001f7ff0"/>
    </style:style>
    <style:style style:name="P23" style:family="paragraph" style:parent-style-name="No_20_Spacing">
      <style:paragraph-properties fo:text-align="center" style:justify-single-word="false"/>
    </style:style>
    <style:style style:name="P24" style:family="paragraph" style:parent-style-name="No_20_Spacing">
      <style:paragraph-properties fo:text-align="center" style:justify-single-word="false">
        <style:tab-stops>
          <style:tab-stop style:position="28.258cm"/>
        </style:tab-stops>
      </style:paragraph-properties>
    </style:style>
    <style:style style:name="P25" style:family="paragraph" style:parent-style-name="No_20_Spacing">
      <style:paragraph-properties fo:text-align="center" style:justify-single-word="false"/>
      <style:text-properties fo:font-size="12pt" style:font-size-asian="12pt" style:font-size-complex="12pt"/>
    </style:style>
    <style:style style:name="P26" style:family="paragraph" style:parent-style-name="No_20_Spacing">
      <style:text-properties fo:font-size="9pt" style:font-size-asian="9pt" style:font-size-complex="9pt"/>
    </style:style>
    <style:style style:name="P27" style:family="paragraph" style:parent-style-name="No_20_Spacing">
      <style:text-properties officeooo:rsid="00134798" officeooo:paragraph-rsid="00134798"/>
    </style:style>
    <style:style style:name="P28" style:family="paragraph" style:parent-style-name="No_20_Spacing">
      <style:text-properties officeooo:rsid="00180889" officeooo:paragraph-rsid="00180889"/>
    </style:style>
    <style:style style:name="P29" style:family="paragraph" style:parent-style-name="No_20_Spacing" style:master-page-name="Standard">
      <style:paragraph-properties style:page-number="auto"/>
      <style:text-properties fo:font-style="italic" fo:font-weight="bold" style:font-style-asian="italic" style:font-weight-asian="bold"/>
    </style:style>
    <style:style style:name="P30" style:family="paragraph" style:parent-style-name="Standard">
      <style:paragraph-properties>
        <style:tab-stops>
          <style:tab-stop style:position="5.345cm"/>
        </style:tab-stops>
      </style:paragraph-properties>
    </style:style>
    <style:style style:name="P31" style:family="paragraph">
      <loext:graphic-properties draw:fill="none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color="#ff0000"/>
    </style:style>
    <style:style style:name="T3" style:family="text">
      <style:text-properties style:text-position="super 58%"/>
    </style:style>
    <style:style style:name="T4" style:family="text">
      <style:text-properties style:text-position="super 58%" fo:font-size="8pt" style:font-size-asian="8pt" style:font-size-complex="8pt"/>
    </style:style>
    <style:style style:name="T5" style:family="text">
      <style:text-properties style:text-position="super 58%" fo:font-size="8pt" officeooo:rsid="001e1d61" style:font-size-asian="8pt" style:font-size-complex="8pt"/>
    </style:style>
    <style:style style:name="T6" style:family="text">
      <style:text-properties style:text-position="super 58%" fo:font-size="9pt" style:font-size-asian="9pt" style:font-size-complex="9pt"/>
    </style:style>
    <style:style style:name="T7" style:family="text">
      <style:text-properties style:text-position="super 58%" fo:font-size="9pt" officeooo:rsid="001bf15f" style:font-size-asian="9pt" style:font-size-complex="9pt"/>
    </style:style>
    <style:style style:name="T8" style:family="text">
      <style:text-properties style:text-position="super 58%" fo:font-size="9pt" officeooo:rsid="001f7ff0" style:font-size-asian="9pt" style:font-size-complex="9pt"/>
    </style:style>
    <style:style style:name="T9" style:family="text">
      <style:text-properties style:text-position="super 58%" fo:font-size="7pt" style:font-size-asian="7pt" style:font-size-complex="7pt"/>
    </style:style>
    <style:style style:name="T10" style:family="text">
      <style:text-properties style:text-position="super 58%" fo:font-size="7pt" officeooo:rsid="001f7ff0" style:font-size-asian="7pt" style:font-size-complex="7pt"/>
    </style:style>
    <style:style style:name="T11" style:family="text">
      <style:text-properties fo:font-size="12pt" fo:font-weight="bold" style:font-size-asian="12pt" style:font-weight-asian="bold" style:font-size-complex="12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officeooo:rsid="001bf15f" style:font-size-asian="9pt" style:font-size-complex="9pt"/>
    </style:style>
    <style:style style:name="T14" style:family="text">
      <style:text-properties fo:font-size="9pt" officeooo:rsid="001f7ff0" style:font-size-asian="9pt" style:font-size-complex="9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8pt" officeooo:rsid="001a32e3" style:font-size-asian="8pt" style:font-size-complex="8pt"/>
    </style:style>
    <style:style style:name="T17" style:family="text">
      <style:text-properties fo:font-size="8pt" officeooo:rsid="001e1d61" style:font-size-asian="8pt" style:font-size-complex="8pt"/>
    </style:style>
    <style:style style:name="T18" style:family="text">
      <style:text-properties style:text-position="0% 100%"/>
    </style:style>
    <style:style style:name="T19" style:family="text">
      <style:text-properties fo:font-size="7pt" style:font-size-asian="7pt" style:font-size-complex="7pt"/>
    </style:style>
    <style:style style:name="T20" style:family="text">
      <style:text-properties fo:font-size="7pt" officeooo:rsid="001f7ff0" style:font-size-asian="7pt" style:font-size-complex="7pt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gr1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33cm" fo:min-width="0.002cm" style:run-through="background" draw:wrap-influence-on-position="once-concurrent" loext:allow-overlap="true"/>
    </style:style>
    <style:style style:name="gr2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245cm" fo:min-width="0.002cm" style:run-through="background" draw:wrap-influence-on-position="once-concurrent" loext:allow-overlap="true"/>
    </style:style>
    <style:style style:name="gr3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2.662cm" style:run-through="background" draw:wrap-influence-on-position="once-concurrent" loext:allow-overlap="true"/>
    </style:style>
    <style:style style:name="gr4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3.069cm" style:run-through="background" draw:wrap-influence-on-position="once-concurrent" loext:allow-overlap="true"/>
    </style:style>
    <style:style style:name="gr5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2.417cm" style:run-through="background" draw:wrap-influence-on-position="once-concurrent" loext:allow-overlap="true"/>
    </style:style>
    <style:style style:name="gr6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2.08cm" style:run-through="background" draw:wrap-influence-on-position="once-concurrent" loext:allow-overlap="true"/>
    </style:style>
    <style:style style:name="gr7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2.574cm" style:run-through="background" draw:wrap-influence-on-position="once-concurrent" loext:allow-overlap="true"/>
    </style:style>
    <style:style style:name="gr8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166cm" fo:min-width="0.002cm" style:run-through="background" draw:wrap-influence-on-position="once-concurrent" loext:allow-overlap="true"/>
    </style:style>
    <style:style style:name="gr9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233cm" fo:min-width="0.002cm" style:run-through="background" draw:wrap-influence-on-position="once-concurrent" loext:allow-overlap="true"/>
    </style:style>
    <style:style style:name="gr10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138cm" fo:min-width="0.002cm" style:run-through="background" draw:wrap-influence-on-position="once-concurrent" loext:allow-overlap="true"/>
    </style:style>
    <style:style style:name="gr11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201cm" fo:min-width="0.002cm" style:run-through="background" draw:wrap-influence-on-position="once-concurrent" loext:allow-overlap="true"/>
    </style:style>
    <style:style style:name="gr12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268cm" fo:min-width="0.002cm" style:run-through="background" draw:wrap-influence-on-position="once-concurrent" loext:allow-overlap="true"/>
    </style:style>
    <style:style style:name="gr13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277cm" fo:min-width="0.002cm" style:run-through="background" draw:wrap-influence-on-position="once-concurrent" loext:allow-overlap="true"/>
    </style:style>
    <style:style style:name="gr14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171cm" fo:min-width="0.002cm" style:run-through="background" draw:wrap-influence-on-position="once-concurrent" loext:allow-overlap="true"/>
    </style:style>
    <style:style style:name="gr15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203cm" fo:min-width="0.002cm" style:run-through="background" draw:wrap-influence-on-position="once-concurrent" loext:allow-overlap="true"/>
    </style:style>
    <style:style style:name="gr16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321cm" fo:min-width="0.002cm" style:run-through="background" draw:wrap-influence-on-position="once-concurrent" loext:allow-overlap="true"/>
    </style:style>
    <style:style style:name="gr17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25cm" fo:min-width="0.002cm" style:run-through="background" draw:wrap-influence-on-position="once-concurrent" loext:allow-overlap="true"/>
    </style:style>
    <style:style style:name="gr18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12cm" fo:min-width="0.002cm" style:run-through="background" draw:wrap-influence-on-position="once-concurrent" loext:allow-overlap="true"/>
    </style:style>
    <style:style style:name="gr19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266cm" fo:min-width="0.002cm" style:run-through="background" draw:wrap-influence-on-position="once-concurrent" loext:allow-overlap="true"/>
    </style:style>
    <style:style style:name="gr20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295cm" fo:min-width="0.034cm" style:run-through="background" draw:wrap-influence-on-position="once-concurrent" loext:allow-overlap="true"/>
    </style:style>
    <style:style style:name="gr21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169cm" fo:min-width="0.002cm" style:run-through="background" draw:wrap-influence-on-position="once-concurrent" loext:allow-overlap="true"/>
    </style:style>
    <style:style style:name="gr22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166cm" fo:min-width="0.034cm" style:run-through="background" draw:wrap-influence-on-position="once-concurrent" loext:allow-overlap="true"/>
    </style:style>
    <style:style style:name="gr23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43cm" fo:min-width="0.002cm" style:run-through="background" draw:wrap-influence-on-position="once-concurrent" loext:allow-overlap="true"/>
    </style:style>
    <style:style style:name="gr24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104cm" fo:min-width="0.002cm" style:run-through="background" draw:wrap-influence-on-position="once-concurrent" loext:allow-overlap="true"/>
    </style:style>
    <style:style style:name="gr25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365cm" fo:min-width="0.002cm" style:run-through="background" draw:wrap-influence-on-position="once-concurrent" loext:allow-overlap="true"/>
    </style:style>
    <style:style style:name="gr26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95cm" fo:min-width="0.002cm" style:run-through="background" draw:wrap-influence-on-position="once-concurrent" loext:allow-overlap="true"/>
    </style:style>
    <style:style style:name="gr27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99cm" fo:min-width="0.002cm" style:run-through="background" draw:wrap-influence-on-position="once-concurrent" loext:allow-overlap="true"/>
    </style:style>
    <style:style style:name="gr28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242cm" fo:min-width="0.002cm" style:run-through="background" draw:wrap-influence-on-position="once-concurrent" loext:allow-overlap="true"/>
    </style:style>
    <style:style style:name="gr29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3cm" fo:min-width="0.00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171cm" fo:min-width="0.00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166cm" fo:min-width="0.00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365cm" fo:min-width="0.00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25cm" fo:min-width="0.00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169cm" fo:min-width="0.00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266cm" fo:min-width="0.00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363cm" fo:min-width="0.00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376cm" fo:min-width="0.00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2.323cm" style:run-through="background" draw:wrap-influence-on-position="once-concurrent" loext:allow-overlap="true"/>
    </style:style>
    <style:style style:name="gr39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168cm" fo:min-width="0.002cm" style:run-through="background" draw:wrap-influence-on-position="once-concurrent" loext:allow-overlap="true"/>
    </style:style>
    <style:style style:name="gr40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376cm" fo:min-width="0.002cm" style:run-through="background" draw:wrap-influence-on-position="once-concurrent" loext:allow-overlap="true"/>
    </style:style>
    <style:style style:name="gr41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7.093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6.664cm" style:run-through="background" draw:wrap-influence-on-position="once-concurrent" loext:allow-overlap="true"/>
    </style:style>
    <style:style style:name="gr43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6.398cm" style:run-through="background" draw:wrap-influence-on-position="once-concurrent" loext:allow-overlap="true"/>
    </style:style>
    <style:style style:name="gr44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277cm" fo:min-width="0.00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243cm" fo:min-width="0.00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363cm" fo:min-width="0.034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34cm" fo:min-width="19.736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462cm" fo:min-width="0.00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198cm" fo:min-width="0.00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474cm" fo:min-width="0.00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24.67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draw:stroke="solid" svg:stroke-width="0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.002cm" fo:min-width="0.00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draw:stroke="solid" svg:stroke-width="0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.381cm" fo:min-width="0.00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draw:stroke="solid" svg:stroke-width="0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.175cm" fo:min-width="0.00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draw:stroke="solid" svg:stroke-width="0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.192cm" fo:min-width="0.00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23"><text:span text:style-name="T1">MORO ISLAMIC LIBERATION FRONT</text:span></text:p>
      <text:p text:style-name="P23">Bangsamoro Islamic Armed Forces</text:p>
      <text:p text:style-name="P23"><text:span text:style-name="T2">HEADQUARTERS</text:span></text:p>
      <text:p text:style-name="P23">7<text:span text:style-name="T3">TH</text:span> Battalion, 3<text:span text:style-name="T3">rd</text:span> <text:s/>Brigade, IDF, 105<text:span text:style-name="T3">th</text:span> Base Command</text:p>
      <text:p text:style-name="P23">Camp Omar Ibn Al-Khattab</text:p>
      <text:p text:style-name="P23"><text:span text:style-name="T11">ORGANIZATIONAL CHART</text:span></text:p>
      <text:p text:style-name="P25"><draw:frame draw:style-name="fr1" text:anchor-type="char" svg:x="13.471cm" svg:y="0.122cm" svg:width="4.057cm" svg:height="1.452cm" draw:z-index="0"><draw:text-box><text:p text:style-name="P1"/><text:p text:style-name="P4"><text:span text:style-name="T12">BATTALION COMMANDER</text:span></text:p></draw:text-box></draw:frame></text:p>
      <text:p text:style-name="P24"/>
      <text:p text:style-name="P23"><draw:custom-shape text:anchor-type="char" draw:z-index="93" draw:style-name="gr29" draw:text-style-name="P31" svg:width="0.003cm" svg:height="0.031cm" svg:x="5.228cm" svg:y="8.828cm"><text:p/><draw:enhanced-geometry svg:viewBox="0 0 21600 21600" draw:type="mso-spt32" draw:enhanced-path="M 0 0 L 21600 21600 N"/></draw:custom-shape><draw:custom-shape text:anchor-type="char" draw:z-index="92" draw:style-name="gr30" draw:text-style-name="P31" svg:width="0.003cm" svg:height="0.172cm" svg:x="5.228cm" svg:y="9.92cm"><text:p/><draw:enhanced-geometry svg:viewBox="0 0 21600 21600" draw:type="mso-spt32" draw:enhanced-path="M 0 0 L 21600 21600 N"/></draw:custom-shape><draw:custom-shape text:anchor-type="char" draw:z-index="90" draw:style-name="gr32" draw:text-style-name="P31" svg:width="0.003cm" svg:height="0.366cm" svg:x="1.831cm" svg:y="13.346cm"><text:p/><draw:enhanced-geometry svg:viewBox="0 0 21600 21600" draw:type="mso-spt32" draw:enhanced-path="M 0 0 L 21600 21600 N"/></draw:custom-shape><draw:custom-shape text:anchor-type="char" draw:z-index="89" draw:style-name="gr33" draw:text-style-name="P31" svg:width="0.003cm" svg:height="0.251cm" svg:x="1.831cm" svg:y="12.063cm"><text:p/><draw:enhanced-geometry svg:viewBox="0 0 21600 21600" draw:type="mso-spt32" draw:enhanced-path="M 0 0 L 21600 21600 N"/></draw:custom-shape><draw:custom-shape text:anchor-type="char" draw:z-index="88" draw:style-name="gr34" draw:text-style-name="P31" svg:width="0.003cm" svg:height="0.17cm" svg:x="1.831cm" svg:y="10.968cm"><text:p/><draw:enhanced-geometry draw:mirror-vertical="true" svg:viewBox="0 0 21600 21600" draw:type="mso-spt32" draw:enhanced-path="M 0 0 L 21600 21600 N"/></draw:custom-shape><draw:custom-shape text:anchor-type="char" draw:z-index="87" draw:style-name="gr35" draw:text-style-name="P31" svg:width="0.003cm" svg:height="0.267cm" svg:x="1.831cm" svg:y="9.92cm"><text:p/><draw:enhanced-geometry svg:viewBox="0 0 21600 21600" draw:type="mso-spt32" draw:enhanced-path="M 0 0 L 21600 21600 N"/></draw:custom-shape><draw:custom-shape text:anchor-type="char" draw:z-index="86" draw:style-name="gr36" draw:text-style-name="P31" svg:width="0.003cm" svg:height="0.364cm" svg:x="1.831cm" svg:y="8.631cm"><text:p/><draw:enhanced-geometry draw:mirror-vertical="true" svg:viewBox="0 0 21600 21600" draw:type="mso-spt32" draw:enhanced-path="M 0 0 L 21600 21600 N"/></draw:custom-shape><draw:custom-shape text:anchor-type="char" draw:z-index="85" draw:style-name="gr37" draw:text-style-name="P31" svg:width="0.003cm" svg:height="0.376cm" svg:x="28.781cm" svg:y="7.542cm"><text:p/><draw:enhanced-geometry svg:viewBox="0 0 21600 21600" draw:type="mso-spt32" draw:enhanced-path="M 0 0 L 21600 21600 N"/></draw:custom-shape><draw:custom-shape text:anchor-type="char" draw:z-index="84" draw:style-name="gr37" draw:text-style-name="P31" svg:width="0.003cm" svg:height="0.376cm" svg:x="25.328cm" svg:y="7.542cm"><text:p/><draw:enhanced-geometry svg:viewBox="0 0 21600 21600" draw:type="mso-spt32" draw:enhanced-path="M 0 0 L 21600 21600 N"/></draw:custom-shape><draw:custom-shape text:anchor-type="char" draw:z-index="81" draw:style-name="gr37" draw:text-style-name="P31" svg:width="0.003cm" svg:height="0.376cm" svg:x="21.689cm" svg:y="7.542cm"><text:p/><draw:enhanced-geometry svg:viewBox="0 0 21600 21600" draw:type="mso-spt32" draw:enhanced-path="M 0 0 L 21600 21600 N"/></draw:custom-shape><draw:custom-shape text:anchor-type="char" draw:z-index="79" draw:style-name="gr41" draw:text-style-name="P31" svg:width="7.093cm" svg:height="0.003cm" svg:x="21.689cm" svg:y="7.542cm"><text:p/><draw:enhanced-geometry svg:viewBox="0 0 21600 21600" draw:type="mso-spt32" draw:enhanced-path="M 0 0 L 21600 21600 N"/></draw:custom-shape><draw:custom-shape text:anchor-type="char" draw:z-index="78" draw:style-name="gr37" draw:text-style-name="P31" svg:width="0.003cm" svg:height="0.376cm" svg:x="18.159cm" svg:y="7.542cm"><text:p/><draw:enhanced-geometry svg:viewBox="0 0 21600 21600" draw:type="mso-spt32" draw:enhanced-path="M 0 0 L 21600 21600 N"/></draw:custom-shape><draw:custom-shape text:anchor-type="char" draw:z-index="76" draw:style-name="gr37" draw:text-style-name="P31" svg:width="0.003cm" svg:height="0.376cm" svg:x="11.495cm" svg:y="7.542cm"><text:p/><draw:enhanced-geometry svg:viewBox="0 0 21600 21600" draw:type="mso-spt32" draw:enhanced-path="M 0 0 L 21600 21600 N"/></draw:custom-shape><draw:frame draw:style-name="fr1" text:anchor-type="char" svg:x="25.934cm" svg:y="6.435cm" svg:width="4.057cm" svg:height="0.778cm" draw:z-index="6"><draw:text-box><text:p text:style-name="P4">COMPANY MURSID</text:p><text:p text:style-name="Frame_20_contents"/></draw:text-box></draw:frame><draw:frame draw:style-name="fr1" text:anchor-type="char" svg:x="21.271cm" svg:y="6.435cm" svg:width="3.815cm" svg:height="0.778cm" draw:z-index="7"><draw:text-box><text:p text:style-name="Frame_20_contents">EXECUTIVE OFFICER</text:p><text:p text:style-name="Frame_20_contents"/></draw:text-box></draw:frame><draw:custom-shape text:anchor-type="char" draw:z-index="74" draw:style-name="gr37" draw:text-style-name="P31" svg:width="0.003cm" svg:height="0.376cm" svg:x="8.363cm" svg:y="7.542cm"><text:p/><draw:enhanced-geometry svg:viewBox="0 0 21600 21600" draw:type="mso-spt32" draw:enhanced-path="M 0 0 L 21600 21600 N"/></draw:custom-shape><draw:custom-shape text:anchor-type="char" draw:z-index="73" draw:style-name="gr37" draw:text-style-name="P31" svg:width="0.003cm" svg:height="0.376cm" svg:x="5.888cm" svg:y="7.542cm"><text:p/><draw:enhanced-geometry svg:viewBox="0 0 21600 21600" draw:type="mso-spt32" draw:enhanced-path="M 0 0 L 21600 21600 N"/></draw:custom-shape><draw:custom-shape text:anchor-type="char" draw:z-index="72" draw:style-name="gr37" draw:text-style-name="P31" svg:width="0.003cm" svg:height="0.376cm" svg:x="1.831cm" svg:y="7.542cm"><text:p/><draw:enhanced-geometry svg:viewBox="0 0 21600 21600" draw:type="mso-spt32" draw:enhanced-path="M 0 0 L 21600 21600 N"/></draw:custom-shape><draw:frame draw:style-name="fr1" text:anchor-type="char" svg:x="16.856cm" svg:y="6.435cm" svg:width="4.057cm" svg:height="0.778cm" draw:z-index="11"><draw:text-box><text:p text:style-name="Frame_20_contents">COMPANY MURSID</text:p></draw:text-box></draw:frame><draw:frame draw:style-name="fr1" text:anchor-type="char" svg:x="23.246cm" svg:y="4.817cm" svg:width="4.057cm" svg:height="1.207cm" draw:z-index="4"><draw:text-box><text:p text:style-name="P4">CHARLIE COMPANY COMMANDER</text:p></draw:text-box></draw:frame><draw:frame draw:style-name="fr1" text:anchor-type="char" svg:x="13.471cm" svg:y="4.817cm" svg:width="4.057cm" svg:height="1.207cm" draw:z-index="3"><draw:text-box><text:p text:style-name="P13">JOKOY M. <text:s/>SULTAN <text:s/>Alpha Company Comdr.</text:p></draw:text-box></draw:frame><draw:frame draw:style-name="fr1" text:anchor-type="char" svg:x="3.911cm" svg:y="4.817cm" svg:width="4.057cm" svg:height="1.207cm" draw:z-index="5"><draw:text-box><text:p text:style-name="P27"><text:span text:style-name="T15">PINGKOL CABILANGAN <text:s text:c="2"/>Headquarter Company</text:span></text:p></draw:text-box></draw:frame><draw:custom-shape text:anchor-type="char" draw:z-index="70" draw:style-name="gr44" draw:text-style-name="P31" svg:width="0.003cm" svg:height="0.278cm" svg:x="15.52cm" svg:y="4.54cm"><text:p/><draw:enhanced-geometry svg:viewBox="0 0 21600 21600" draw:type="mso-spt32" draw:enhanced-path="M 0 0 L 21600 21600 N"/></draw:custom-shape><draw:custom-shape text:anchor-type="char" draw:z-index="69" draw:style-name="gr45" draw:text-style-name="P31" svg:width="0.003cm" svg:height="0.244cm" svg:x="25.328cm" svg:y="4.574cm"><text:p/><draw:enhanced-geometry svg:viewBox="0 0 21600 21600" draw:type="mso-spt32" draw:enhanced-path="M 0 0 L 21600 21600 N"/></draw:custom-shape><draw:custom-shape text:anchor-type="char" draw:z-index="68" draw:style-name="gr45" draw:text-style-name="P31" svg:width="0.003cm" svg:height="0.244cm" svg:x="5.592cm" svg:y="4.574cm"><text:p/><draw:enhanced-geometry svg:viewBox="0 0 21600 21600" draw:type="mso-spt32" draw:enhanced-path="M 0 0 L 21600 21600 N"/></draw:custom-shape><draw:custom-shape text:anchor-type="char" draw:z-index="67" draw:style-name="gr46" draw:text-style-name="P31" svg:width="0.034cm" svg:height="0.364cm" svg:x="12.749cm" svg:y="4.177cm"><text:p/><draw:enhanced-geometry svg:viewBox="0 0 21600 21600" draw:type="mso-spt32" draw:enhanced-path="M 0 0 L 21600 21600 N"/></draw:custom-shape><draw:custom-shape text:anchor-type="char" draw:z-index="66" draw:style-name="gr47" draw:text-style-name="P31" svg:width="19.737cm" svg:height="0.034cm" svg:x="5.592cm" svg:y="4.54cm"><text:p/><draw:enhanced-geometry svg:viewBox="0 0 21600 21600" draw:type="mso-spt32" draw:enhanced-path="M 0 0 L 21600 21600 N"/></draw:custom-shape><draw:frame draw:style-name="fr1" text:anchor-type="char" svg:x="25.934cm" svg:y="3.168cm" svg:width="4.057cm" svg:height="1.009cm" draw:z-index="14"><draw:text-box><text:p text:style-name="P4">BATTALION MEDICAL</text:p></draw:text-box></draw:frame><draw:frame draw:style-name="fr1" text:anchor-type="char" svg:x="21.271cm" svg:y="3.168cm" svg:width="4.057cm" svg:height="1.009cm" draw:z-index="15"><draw:text-box><text:p text:style-name="P4">BATTALION MURSID</text:p></draw:text-box></draw:frame><draw:frame draw:style-name="fr1" text:anchor-type="char" svg:x="16.856cm" svg:y="3.168cm" svg:width="4.057cm" svg:height="1.009cm" draw:z-index="2"><draw:text-box><text:p text:style-name="P4"><text:span text:style-name="T12">S-4 / LOGISTIC &amp; SUPPLIER</text:span></text:p></draw:text-box></draw:frame><draw:frame draw:style-name="fr1" text:anchor-type="char" svg:x="1.171cm" svg:y="3.168cm" svg:width="4.057cm" svg:height="1.009cm" draw:z-index="12"><draw:text-box><text:p text:style-name="P4">S-1 / ADMIN.</text:p></draw:text-box></draw:frame><draw:frame draw:style-name="fr1" text:anchor-type="char" svg:x="6.085cm" svg:y="3.168cm" svg:width="4.057cm" svg:height="1.009cm" draw:z-index="13"><draw:text-box><text:p text:style-name="P4">S-2 / INTELLIGENT </text:p></draw:text-box></draw:frame><draw:frame draw:style-name="fr1" text:anchor-type="char" svg:x="10.777cm" svg:y="3.168cm" svg:width="4.057cm" svg:height="1.009cm" draw:z-index="1"><draw:text-box><text:p text:style-name="P4">S-3 / OPERATION</text:p></draw:text-box></draw:frame><draw:custom-shape text:anchor-type="char" draw:z-index="65" draw:style-name="gr48" draw:text-style-name="P31" svg:width="0.003cm" svg:height="0.463cm" svg:x="15.52cm" svg:y="2.231cm"><text:p/><draw:enhanced-geometry svg:viewBox="0 0 21600 21600" draw:type="mso-spt32" draw:enhanced-path="M 0 0 L 21600 21600 N"/></draw:custom-shape><draw:custom-shape text:anchor-type="char" draw:z-index="64" draw:style-name="gr49" draw:text-style-name="P31" svg:width="0.003cm" svg:height="0.198cm" svg:x="15.487cm" svg:y="0.582cm"><text:p/><draw:enhanced-geometry svg:viewBox="0 0 21600 21600" draw:type="mso-spt32" draw:enhanced-path="M 0 0 L 21600 21600 N"/></draw:custom-shape><draw:custom-shape text:anchor-type="char" draw:z-index="62" draw:style-name="gr50" draw:text-style-name="P31" svg:width="0.003cm" svg:height="0.475cm" svg:x="22.811cm" svg:y="2.693cm"><text:p/><draw:enhanced-geometry svg:viewBox="0 0 21600 21600" draw:type="mso-spt32" draw:enhanced-path="M 0 0 L 21600 21600 N"/></draw:custom-shape><draw:custom-shape text:anchor-type="char" draw:z-index="63" draw:style-name="gr50" draw:text-style-name="P31" svg:width="0.003cm" svg:height="0.475cm" svg:x="27.989cm" svg:y="2.693cm"><text:p/><draw:enhanced-geometry svg:viewBox="0 0 21600 21600" draw:type="mso-spt32" draw:enhanced-path="M 0 0 L 21600 21600 N"/></draw:custom-shape><draw:custom-shape text:anchor-type="char" draw:z-index="61" draw:style-name="gr50" draw:text-style-name="P31" svg:width="0.003cm" svg:height="0.475cm" svg:x="18.554cm" svg:y="2.693cm"><text:p/><draw:enhanced-geometry svg:viewBox="0 0 21600 21600" draw:type="mso-spt32" draw:enhanced-path="M 0 0 L 21600 21600 N"/></draw:custom-shape><draw:custom-shape text:anchor-type="char" draw:z-index="60" draw:style-name="gr50" draw:text-style-name="P31" svg:width="0.003cm" svg:height="0.475cm" svg:x="12.321cm" svg:y="2.693cm"><text:p/><draw:enhanced-geometry svg:viewBox="0 0 21600 21600" draw:type="mso-spt32" draw:enhanced-path="M 0 0 L 21600 21600 N"/></draw:custom-shape><draw:custom-shape text:anchor-type="char" draw:z-index="59" draw:style-name="gr50" draw:text-style-name="P31" svg:width="0.003cm" svg:height="0.475cm" svg:x="7.967cm" svg:y="2.693cm"><text:p/><draw:enhanced-geometry svg:viewBox="0 0 21600 21600" draw:type="mso-spt32" draw:enhanced-path="M 0 0 L 21600 21600 N"/></draw:custom-shape><draw:custom-shape text:anchor-type="char" draw:z-index="58" draw:style-name="gr50" draw:text-style-name="P31" svg:width="0.003cm" svg:height="0.475cm" svg:x="3.314cm" svg:y="2.693cm"><text:p/><draw:enhanced-geometry svg:viewBox="0 0 21600 21600" draw:type="mso-spt32" draw:enhanced-path="M 0 0 L 21600 21600 N"/></draw:custom-shape><draw:custom-shape text:anchor-type="char" draw:z-index="57" draw:style-name="gr51" draw:text-style-name="P31" svg:width="24.676cm" svg:height="0.003cm" svg:x="3.314cm" svg:y="2.693cm"><text:p/><draw:enhanced-geometry svg:viewBox="0 0 21600 21600" draw:type="mso-spt32" draw:enhanced-path="M 0 0 L 21600 21600 N"/></draw:custom-shape><draw:frame draw:style-name="fr1" text:anchor-type="char" svg:x="13.471cm" svg:y="0.78cm" svg:width="4.057cm" svg:height="1.452cm" draw:z-index="45"><draw:text-box><text:p text:style-name="P26"/><text:p text:style-name="P26"/><text:p text:style-name="No_20_Spacing"><text:span text:style-name="T12">DEPUTY BN. COMMANDER</text:span></text:p></draw:text-box></draw:frame><draw:frame draw:style-name="fr1" text:anchor-type="char" svg:x="27.303cm" svg:y="12.402cm" svg:width="3.216cm" svg:height="1.076cm" draw:z-index="32"><draw:text-box><text:p text:style-name="Frame_20_contents"><text:span text:style-name="T12">2</text:span><text:span text:style-name="T6">ND</text:span><text:span text:style-name="T12"> SQUAD LEADER</text:span></text:p><text:p text:style-name="Frame_20_contents"/></draw:text-box></draw:frame><draw:frame draw:style-name="fr1" text:anchor-type="char" svg:x="27.303cm" svg:y="11.338cm" svg:width="3.216cm" svg:height="0.926cm" draw:z-index="51"><draw:text-box><text:p text:style-name="Frame_20_contents"><text:span text:style-name="T12">1</text:span><text:span text:style-name="T6">ST</text:span><text:span text:style-name="T12"> SQUAD LEADER</text:span></text:p><text:p text:style-name="Frame_20_contents"/></draw:text-box></draw:frame><draw:frame draw:style-name="fr1" text:anchor-type="char" svg:x="27.303cm" svg:y="10.186cm" svg:width="3.216cm" svg:height="0.949cm" draw:z-index="33"><draw:text-box><text:p text:style-name="Frame_20_contents"><text:span text:style-name="T15">3</text:span><text:span text:style-name="T4">RD</text:span><text:span text:style-name="T15"> <text:s text:c="2"/>PLATOON MURSID</text:span></text:p><text:p text:style-name="Frame_20_contents"/></draw:text-box></draw:frame><draw:frame draw:style-name="fr1" text:anchor-type="char" svg:x="27.303cm" svg:y="8.994cm" svg:width="3.216cm" svg:height="0.926cm" draw:z-index="47"><draw:text-box><text:p text:style-name="Frame_20_contents"><text:span text:style-name="T12">EXECUTIVE OFFICER</text:span></text:p><text:p text:style-name="Frame_20_contents"/></draw:text-box></draw:frame><draw:frame draw:style-name="fr1" text:anchor-type="char" svg:x="27.303cm" svg:y="7.918cm" svg:width="3.216cm" svg:height="0.91cm" draw:z-index="22"><draw:text-box><text:p text:style-name="Frame_20_contents"><text:span text:style-name="T15">3</text:span><text:span text:style-name="T4">RD</text:span><text:span text:style-name="T15"> <text:s/>PLATOON LEADER</text:span></text:p><text:p text:style-name="Frame_20_contents"/></draw:text-box></draw:frame><draw:frame draw:style-name="fr1" text:anchor-type="char" svg:x="23.797cm" svg:y="12.402cm" svg:width="3.216cm" svg:height="1.032cm" draw:z-index="30"><draw:text-box><text:p text:style-name="Frame_20_contents"><text:span text:style-name="T12">2</text:span><text:span text:style-name="T6">ND</text:span><text:span text:style-name="T12"> SQUAD LEADER</text:span></text:p><text:p text:style-name="Frame_20_contents"/></draw:text-box></draw:frame><draw:frame draw:style-name="fr1" text:anchor-type="char" svg:x="23.797cm" svg:y="11.338cm" svg:width="3.216cm" svg:height="0.926cm" draw:z-index="52"><draw:text-box><text:p text:style-name="Frame_20_contents"><text:span text:style-name="T12">1</text:span><text:span text:style-name="T6">ST</text:span><text:span text:style-name="T12"> SQUAD LEADER</text:span></text:p><text:p text:style-name="Frame_20_contents"/></draw:text-box></draw:frame><draw:frame draw:style-name="fr1" text:anchor-type="char" svg:x="23.797cm" svg:y="10.188cm" svg:width="3.216cm" svg:height="0.949cm" draw:z-index="31"><draw:text-box><text:p text:style-name="Frame_20_contents"><text:span text:style-name="T15">2</text:span><text:span text:style-name="T4">ND</text:span><text:span text:style-name="T15"> <text:s/>PLATOON MURSID</text:span></text:p><text:p text:style-name="Frame_20_contents"/></draw:text-box></draw:frame><draw:frame draw:style-name="fr1" text:anchor-type="char" svg:x="23.797cm" svg:y="8.994cm" svg:width="3.216cm" svg:height="0.926cm" draw:z-index="48"><draw:text-box><text:p text:style-name="Frame_20_contents"><text:span text:style-name="T12">EXECUTIVE OFFICER</text:span></text:p><text:p text:style-name="Frame_20_contents"/></draw:text-box></draw:frame><draw:frame draw:style-name="fr1" text:anchor-type="char" svg:x="23.797cm" svg:y="7.918cm" svg:width="3.216cm" svg:height="0.91cm" draw:z-index="21"><draw:text-box><text:p text:style-name="P4"><text:span text:style-name="T15">2</text:span><text:span text:style-name="T4">ND</text:span><text:span text:style-name="T15"> PLATOON LEADER</text:span></text:p><text:p text:style-name="Frame_20_contents"/></draw:text-box></draw:frame><draw:frame draw:style-name="fr1" text:anchor-type="char" svg:x="16.658cm" svg:y="13.711cm" svg:width="3.216cm" svg:height="0.97cm" draw:z-index="35"><draw:text-box><text:p text:style-name="Frame_20_contents"><text:span text:style-name="T12">3</text:span><text:span text:style-name="T6">RD</text:span><text:span text:style-name="T12"> SQUAD LEADER</text:span></text:p><text:p text:style-name="Frame_20_contents"/></draw:text-box></draw:frame><draw:frame draw:style-name="fr1" text:anchor-type="char" svg:x="20.35cm" svg:y="12.358cm" svg:width="3.216cm" svg:height="1.076cm" draw:z-index="27"><draw:text-box><text:p text:style-name="Frame_20_contents"><text:span text:style-name="T12">2</text:span><text:span text:style-name="T6">ND</text:span><text:span text:style-name="T12"> SQUAD LEADER</text:span></text:p><text:p text:style-name="Frame_20_contents"/></draw:text-box></draw:frame><draw:frame draw:style-name="fr1" text:anchor-type="char" svg:x="20.35cm" svg:y="11.338cm" svg:width="3.216cm" svg:height="0.926cm" draw:z-index="55"><draw:text-box><text:p text:style-name="Frame_20_contents"><text:span text:style-name="T12">1</text:span><text:span text:style-name="T6">ST</text:span><text:span text:style-name="T12"> SQUAD LEADER</text:span></text:p><text:p text:style-name="Frame_20_contents"/></draw:text-box></draw:frame><draw:frame draw:style-name="fr1" text:anchor-type="char" svg:x="20.35cm" svg:y="10.186cm" svg:width="3.216cm" svg:height="0.949cm" draw:z-index="28"><draw:text-box><text:p text:style-name="Frame_20_contents"><text:span text:style-name="T15">1</text:span><text:span text:style-name="T4">ST</text:span><text:span text:style-name="T15"> PLATOON MURSID</text:span></text:p><text:p text:style-name="Frame_20_contents"/></draw:text-box></draw:frame><draw:frame draw:style-name="fr1" text:anchor-type="char" svg:x="20.35cm" svg:y="8.994cm" svg:width="3.216cm" svg:height="0.926cm" draw:z-index="50"><draw:text-box><text:p text:style-name="Frame_20_contents"><text:span text:style-name="T12">EXECUTIVE OFFICER</text:span></text:p><text:p text:style-name="Frame_20_contents"/></draw:text-box></draw:frame><draw:frame draw:style-name="fr1" text:anchor-type="char" svg:x="20.35cm" svg:y="7.918cm" svg:width="3.216cm" svg:height="0.91cm" draw:z-index="17"><draw:text-box><text:p text:style-name="P4"><text:span text:style-name="T15">1</text:span><text:span text:style-name="T4">ST</text:span><text:span text:style-name="T15"> PLATOON LEADER</text:span></text:p><text:p text:style-name="Frame_20_contents"/></draw:text-box></draw:frame><draw:frame draw:style-name="fr1" text:anchor-type="char" svg:x="16.658cm" svg:y="12.358cm" svg:width="3.216cm" svg:height="1.076cm" draw:z-index="23"><draw:text-box><text:p text:style-name="Frame_20_contents"><text:span text:style-name="T12">2</text:span><text:span text:style-name="T6">ND</text:span><text:span text:style-name="T12"> SQUAD LEADER</text:span></text:p><text:p text:style-name="Frame_20_contents"/></draw:text-box></draw:frame><draw:frame draw:style-name="fr1" text:anchor-type="char" svg:x="16.658cm" svg:y="11.137cm" svg:width="3.216cm" svg:height="0.926cm" draw:z-index="56"><draw:text-box><text:p text:style-name="Frame_20_contents"><text:span text:style-name="T12">1</text:span><text:span text:style-name="T6">ST</text:span><text:span text:style-name="T12"> SQUAD LEADER</text:span></text:p><text:p text:style-name="Frame_20_contents"/></draw:text-box></draw:frame><draw:frame draw:style-name="fr1" text:anchor-type="char" svg:x="16.658cm" svg:y="10.091cm" svg:width="3.216cm" svg:height="0.972cm" draw:z-index="24"><draw:text-box><text:p text:style-name="Frame_20_contents"><text:span text:style-name="T15">3</text:span><text:span text:style-name="T4">RD</text:span><text:span text:style-name="T15"> <text:s text:c="2"/>PLATOON MURSID</text:span></text:p><text:p text:style-name="Frame_20_contents"/></draw:text-box></draw:frame><draw:frame draw:style-name="fr1" text:anchor-type="char" svg:x="16.658cm" svg:y="7.918cm" svg:width="3.216cm" svg:height="0.91cm" draw:z-index="16"><draw:text-box><text:p text:style-name="Frame_20_contents"><text:span text:style-name="T15">3</text:span><text:span text:style-name="T4">RD</text:span><text:span text:style-name="T15"> <text:s/>PLATOON LEADER</text:span></text:p><text:p text:style-name="Frame_20_contents"/></draw:text-box></draw:frame><draw:frame draw:style-name="fr1" text:anchor-type="char" svg:x="23.797cm" svg:y="13.711cm" svg:width="3.216cm" svg:height="0.97cm" draw:z-index="29"><draw:text-box><text:p text:style-name="Frame_20_contents"><text:span text:style-name="T12">3</text:span><text:span text:style-name="T6">RD</text:span><text:span text:style-name="T12"> SQUAD LEADER</text:span></text:p><text:p text:style-name="Frame_20_contents"/></draw:text-box></draw:frame><draw:frame draw:style-name="fr1" text:anchor-type="char" svg:x="20.35cm" svg:y="13.711cm" svg:width="3.216cm" svg:height="0.97cm" draw:z-index="26"><draw:text-box><text:p text:style-name="Frame_20_contents"><text:span text:style-name="T12">3</text:span><text:span text:style-name="T6">RD</text:span><text:span text:style-name="T12"> SQUAD LEADER</text:span></text:p><text:p text:style-name="Frame_20_contents"/></draw:text-box></draw:frame><draw:custom-shape text:anchor-type="char" draw:z-index="44" draw:style-name="gr52" draw:text-style-name="P31" svg:width="0.003cm" svg:height="0.003cm" svg:x="18.554cm" svg:y="9.536cm"><text:p/><draw:enhanced-geometry svg:viewBox="0 0 21600 21600" draw:type="mso-spt32" draw:enhanced-path="M 0 0 L 21600 21600 N"/></draw:custom-shape><draw:custom-shape text:anchor-type="char" draw:z-index="43" draw:style-name="gr53" draw:text-style-name="P31" svg:width="0.003cm" svg:height="0.382cm" svg:x="12.321cm" svg:y="12.965cm"><text:p/><draw:enhanced-geometry svg:viewBox="0 0 21600 21600" draw:type="mso-spt32" draw:enhanced-path="M 0 0 L 21600 21600 N"/></draw:custom-shape><draw:custom-shape text:anchor-type="char" draw:z-index="42" draw:style-name="gr54" draw:text-style-name="P31" svg:width="0.003cm" svg:height="0.175cm" svg:x="1.831cm" svg:y="11.338cm"><text:p/><draw:enhanced-geometry svg:viewBox="0 0 21600 21600" draw:type="mso-spt32" draw:enhanced-path="M 0 0 L 21600 21600 N"/></draw:custom-shape><draw:custom-shape text:anchor-type="char" draw:z-index="36" draw:style-name="gr55" draw:text-style-name="P31" svg:width="0.003cm" svg:height="0.193cm" svg:x="16.214cm" svg:y="1.233cm"><text:p/><draw:enhanced-geometry svg:viewBox="0 0 21600 21600" draw:type="mso-spt32" draw:enhanced-path="M 0 0 L 21600 21600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94" draw:style-name="gr2" draw:text-style-name="P31" svg:width="0.003cm" svg:height="0.246cm" svg:x="0cm" svg:y="0cm"><text:p/><draw:enhanced-geometry svg:viewBox="0 0 21600 21600" draw:type="mso-spt32" draw:enhanced-path="M 0 0 L 21600 21600 N"/></draw:custom-shape><draw:custom-shape text:anchor-type="paragraph" draw:z-index="95" draw:style-name="gr28" draw:text-style-name="P31" svg:width="0.003cm" svg:height="0.242cm" svg:x="0cm" svg:y="-0.001cm"><text:p/><draw:enhanced-geometry draw:mirror-vertical="true" svg:viewBox="0 0 21600 21600" draw:type="mso-spt32" draw:enhanced-path="M 0 0 L 21600 21600 N"/></draw:custom-shape><draw:custom-shape text:anchor-type="paragraph" draw:z-index="143" draw:style-name="gr2" draw:text-style-name="P31" svg:width="0.003cm" svg:height="0.246cm" svg:x="0cm" svg:y="0cm"><text:p/><draw:enhanced-geometry svg:viewBox="0 0 21600 21600" draw:type="mso-spt32" draw:enhanced-path="M 0 0 L 21600 21600 N"/></draw:custom-shape><draw:custom-shape text:anchor-type="paragraph" draw:z-index="142" draw:style-name="gr3" draw:text-style-name="P31" svg:width="2.662cm" svg:height="0.003cm" svg:x="0cm" svg:y="0cm"><text:p/><draw:enhanced-geometry svg:viewBox="0 0 21600 21600" draw:type="mso-spt32" draw:enhanced-path="M 0 0 L 21600 21600 N"/></draw:custom-shape><draw:custom-shape text:anchor-type="paragraph" draw:z-index="83" draw:style-name="gr38" draw:text-style-name="P31" svg:width="2.324cm" svg:height="0.003cm" svg:x="0cm" svg:y="0cm"><text:p/><draw:enhanced-geometry svg:viewBox="0 0 21600 21600" draw:type="mso-spt32" draw:enhanced-path="M 0 0 L 21600 21600 N"/></draw:custom-shape><draw:custom-shape text:anchor-type="paragraph" draw:z-index="82" draw:style-name="gr39" draw:text-style-name="P31" svg:width="0.003cm" svg:height="0.168cm" svg:x="0cm" svg:y="0cm"><text:p/><draw:enhanced-geometry svg:viewBox="0 0 21600 21600" draw:type="mso-spt32" draw:enhanced-path="M 0 0 L 21600 21600 N"/></draw:custom-shape><draw:custom-shape text:anchor-type="paragraph" draw:z-index="141" draw:style-name="gr2" draw:text-style-name="P31" svg:width="0.003cm" svg:height="0.246cm" svg:x="0cm" svg:y="0cm"><text:p/><draw:enhanced-geometry svg:viewBox="0 0 21600 21600" draw:type="mso-spt32" draw:enhanced-path="M 0 0 L 21600 21600 N"/></draw:custom-shape><draw:custom-shape text:anchor-type="paragraph" draw:z-index="140" draw:style-name="gr4" draw:text-style-name="P31" svg:width="3.07cm" svg:height="0.003cm" svg:x="0cm" svg:y="-0.002cm"><text:p/><draw:enhanced-geometry draw:mirror-vertical="true" svg:viewBox="0 0 21600 21600" draw:type="mso-spt32" draw:enhanced-path="M 0 0 L 21600 21600 N"/></draw:custom-shape><draw:custom-shape text:anchor-type="paragraph" draw:z-index="77" draw:style-name="gr39" draw:text-style-name="P31" svg:width="0.003cm" svg:height="0.168cm" svg:x="0cm" svg:y="0cm"><text:p/><draw:enhanced-geometry svg:viewBox="0 0 21600 21600" draw:type="mso-spt32" draw:enhanced-path="M 0 0 L 21600 21600 N"/></draw:custom-shape><draw:custom-shape text:anchor-type="paragraph" draw:z-index="139" draw:style-name="gr5" draw:text-style-name="P31" svg:width="2.417cm" svg:height="0.003cm" svg:x="0cm" svg:y="0cm"><text:p/><draw:enhanced-geometry svg:viewBox="0 0 21600 21600" draw:type="mso-spt32" draw:enhanced-path="M 0 0 L 21600 21600 N"/></draw:custom-shape><draw:custom-shape text:anchor-type="paragraph" draw:z-index="138" draw:style-name="gr2" draw:text-style-name="P31" svg:width="0.003cm" svg:height="0.246cm" svg:x="0cm" svg:y="0cm"><text:p/><draw:enhanced-geometry svg:viewBox="0 0 21600 21600" draw:type="mso-spt32" draw:enhanced-path="M 0 0 L 21600 21600 N"/></draw:custom-shape><draw:custom-shape text:anchor-type="paragraph" draw:z-index="137" draw:style-name="gr6" draw:text-style-name="P31" svg:width="2.08cm" svg:height="0.003cm" svg:x="0cm" svg:y="0cm"><text:p/><draw:enhanced-geometry svg:viewBox="0 0 21600 21600" draw:type="mso-spt32" draw:enhanced-path="M 0 0 L 21600 21600 N"/></draw:custom-shape><draw:custom-shape text:anchor-type="paragraph" draw:z-index="133" draw:style-name="gr8" draw:text-style-name="P31" svg:width="0.003cm" svg:height="0.167cm" svg:x="0cm" svg:y="0cm"><text:p/><draw:enhanced-geometry svg:viewBox="0 0 21600 21600" draw:type="mso-spt32" draw:enhanced-path="M 0 0 L 21600 21600 N"/></draw:custom-shape><draw:custom-shape text:anchor-type="paragraph" draw:z-index="135" draw:style-name="gr2" draw:text-style-name="P31" svg:width="0.003cm" svg:height="0.246cm" svg:x="0cm" svg:y="0cm"><text:p/><draw:enhanced-geometry svg:viewBox="0 0 21600 21600" draw:type="mso-spt32" draw:enhanced-path="M 0 0 L 21600 21600 N"/></draw:custom-shape><draw:custom-shape text:anchor-type="paragraph" draw:z-index="134" draw:style-name="gr7" draw:text-style-name="P31" svg:width="2.574cm" svg:height="0.003cm" svg:x="0cm" svg:y="0cm"><text:p/><draw:enhanced-geometry svg:viewBox="0 0 21600 21600" draw:type="mso-spt32" draw:enhanced-path="M 0 0 L 21600 21600 N"/></draw:custom-shape></text:p>
      <text:p text:style-name="Standard"><draw:frame draw:style-name="fr1" text:anchor-type="char" svg:x="11.993cm" svg:y="-0.116cm" svg:width="3.768cm" svg:height="1.141cm" draw:z-index="9"><draw:text-box><text:p text:style-name="P14">KENTAT SULTAN <text:s text:c="3"/>Executive Officer</text:p></draw:text-box></draw:frame><draw:frame draw:style-name="fr1" text:anchor-type="char" svg:x="0.224cm" svg:y="-0.169cm" svg:width="4.314cm" svg:height="1.115cm" draw:z-index="10"><draw:text-box><text:p text:style-name="P2">JASSEN D. CABILANGAN Executive Officer</text:p></draw:text-box></draw:frame><draw:custom-shape text:anchor-type="paragraph" draw:z-index="144" draw:style-name="gr1" draw:text-style-name="P31" svg:width="0.003cm" svg:height="0.331cm" svg:x="0cm" svg:y="0cm"><text:p/><draw:enhanced-geometry svg:viewBox="0 0 21600 21600" draw:type="mso-spt32" draw:enhanced-path="M 0 0 L 21600 21600 N"/></draw:custom-shape><draw:custom-shape text:anchor-type="paragraph" draw:z-index="80" draw:style-name="gr40" draw:text-style-name="P31" svg:width="0.003cm" svg:height="0.376cm" svg:x="0cm" svg:y="-0.002cm"><text:p/><draw:enhanced-geometry draw:mirror-vertical="true" svg:viewBox="0 0 21600 21600" draw:type="mso-spt32" draw:enhanced-path="M 0 0 L 21600 21600 N"/></draw:custom-shape><draw:custom-shape text:anchor-type="paragraph" draw:z-index="145" draw:style-name="gr1" draw:text-style-name="P31" svg:width="0.003cm" svg:height="0.331cm" svg:x="0cm" svg:y="0cm"><text:p/><draw:enhanced-geometry svg:viewBox="0 0 21600 21600" draw:type="mso-spt32" draw:enhanced-path="M 0 0 L 21600 21600 N"/></draw:custom-shape><draw:custom-shape text:anchor-type="paragraph" draw:z-index="136" draw:style-name="gr1" draw:text-style-name="P31" svg:width="0.003cm" svg:height="0.331cm" svg:x="0cm" svg:y="0cm"><text:p/><draw:enhanced-geometry svg:viewBox="0 0 21600 21600" draw:type="mso-spt32" draw:enhanced-path="M 0 0 L 21600 21600 N"/></draw:custom-shape><draw:frame draw:style-name="fr1" text:anchor-type="char" svg:x="6.098cm" svg:y="-0.118cm" svg:width="4.711cm" svg:height="1.111cm" draw:z-index="147"><draw:text-box><text:p text:style-name="P3">KADATUAN CABILANGAN Company Mursid</text:p></draw:text-box></draw:frame></text:p>
      <text:p text:style-name="Standard"/>
      <text:p text:style-name="Standard"><draw:custom-shape text:anchor-type="paragraph" draw:z-index="75" draw:style-name="gr42" draw:text-style-name="P31" svg:width="6.665cm" svg:height="0.003cm" svg:x="0cm" svg:y="0cm"><text:p/><draw:enhanced-geometry svg:viewBox="0 0 21600 21600" draw:type="mso-spt32" draw:enhanced-path="M 0 0 L 21600 21600 N"/></draw:custom-shape><draw:custom-shape text:anchor-type="paragraph" draw:z-index="71" draw:style-name="gr43" draw:text-style-name="P31" svg:width="6.398cm" svg:height="0.003cm" svg:x="0cm" svg:y="-0.002cm"><text:p/><draw:enhanced-geometry svg:viewBox="0 0 21600 21600" draw:mirror-vertical="true" draw:type="mso-spt32" draw:enhanced-path="M 0 0 L 21600 21600 N"/></draw:custom-shape><draw:frame draw:style-name="fr1" text:anchor-type="char" svg:x="11.956cm" svg:y="-0.111cm" svg:width="3.775cm" svg:height="1.378cm" draw:z-index="20"><draw:text-box><text:p text:style-name="P20"><text:span text:style-name="T15">Nurodin Sultan <text:s text:c="9"/></text:span><text:span text:style-name="T17">1</text:span><text:span text:style-name="T5">st</text:span><text:span text:style-name="T17"> Platoon <text:s/>Leader</text:span></text:p><text:p text:style-name="Frame_20_contents"/></draw:text-box></draw:frame><draw:frame draw:style-name="fr1" text:anchor-type="char" svg:x="7.765cm" svg:y="-0.085cm" svg:width="3.891cm" svg:height="1.404cm" draw:z-index="8"><draw:text-box><text:p text:style-name="P16"><text:span text:style-name="T15">Jerry Cabilangan <text:s text:c="7"/>3</text:span><text:span text:style-name="T4">rd</text:span><text:span text:style-name="T15"> Platoon Leader</text:span></text:p></draw:text-box></draw:frame><draw:custom-shape text:anchor-type="paragraph" draw:z-index="128" draw:style-name="gr8" draw:text-style-name="P31" svg:width="0.003cm" svg:height="0.167cm" svg:x="0cm" svg:y="0cm"><text:p/><draw:enhanced-geometry svg:viewBox="0 0 21600 21600" draw:type="mso-spt32" draw:enhanced-path="M 0 0 L 21600 21600 N"/></draw:custom-shape><draw:custom-shape text:anchor-type="paragraph" draw:z-index="123" draw:style-name="gr8" draw:text-style-name="P31" svg:width="0.003cm" svg:height="0.167cm" svg:x="0cm" svg:y="0cm"><text:p/><draw:enhanced-geometry svg:viewBox="0 0 21600 21600" draw:type="mso-spt32" draw:enhanced-path="M 0 0 L 21600 21600 N"/></draw:custom-shape><draw:custom-shape text:anchor-type="paragraph" draw:z-index="118" draw:style-name="gr8" draw:text-style-name="P31" svg:width="0.003cm" svg:height="0.167cm" svg:x="0cm" svg:y="0cm"><text:p/><draw:enhanced-geometry svg:viewBox="0 0 21600 21600" draw:type="mso-spt32" draw:enhanced-path="M 0 0 L 21600 21600 N"/></draw:custom-shape><draw:custom-shape text:anchor-type="paragraph" draw:z-index="113" draw:style-name="gr8" draw:text-style-name="P31" svg:width="0.003cm" svg:height="0.167cm" svg:x="0cm" svg:y="0cm"><text:p/><draw:enhanced-geometry svg:viewBox="0 0 21600 21600" draw:type="mso-spt32" draw:enhanced-path="M 0 0 L 21600 21600 N"/></draw:custom-shape><draw:custom-shape text:anchor-type="paragraph" draw:z-index="108" draw:style-name="gr22" draw:text-style-name="P31" svg:width="0.034cm" svg:height="0.167cm" svg:x="-0.002cm" svg:y="0cm"><text:p/><draw:enhanced-geometry draw:mirror-horizontal="true" svg:viewBox="0 0 21600 21600" draw:type="mso-spt32" draw:enhanced-path="M 0 0 L 21600 21600 N"/></draw:custom-shape><draw:custom-shape text:anchor-type="paragraph" draw:z-index="103" draw:style-name="gr8" draw:text-style-name="P31" svg:width="0.003cm" svg:height="0.167cm" svg:x="0cm" svg:y="0cm"><text:p/><draw:enhanced-geometry svg:viewBox="0 0 21600 21600" draw:type="mso-spt32" draw:enhanced-path="M 0 0 L 21600 21600 N"/></draw:custom-shape><draw:custom-shape text:anchor-type="paragraph" draw:z-index="98" draw:style-name="gr8" draw:text-style-name="P31" svg:width="0.003cm" svg:height="0.167cm" svg:x="0cm" svg:y="0cm"><text:p/><draw:enhanced-geometry svg:viewBox="0 0 21600 21600" draw:type="mso-spt32" draw:enhanced-path="M 0 0 L 21600 21600 N"/></draw:custom-shape><draw:custom-shape text:anchor-type="paragraph" draw:z-index="129" draw:style-name="gr12" draw:text-style-name="P31" svg:width="0.003cm" svg:height="0.269cm" svg:x="0cm" svg:y="0cm"><text:p/><draw:enhanced-geometry svg:viewBox="0 0 21600 21600" draw:type="mso-spt32" draw:enhanced-path="M 0 0 L 21600 21600 N"/></draw:custom-shape><draw:custom-shape text:anchor-type="paragraph" draw:z-index="124" draw:style-name="gr14" draw:text-style-name="P31" svg:width="0.003cm" svg:height="0.172cm" svg:x="0cm" svg:y="0cm"><text:p/><draw:enhanced-geometry svg:viewBox="0 0 21600 21600" draw:type="mso-spt32" draw:enhanced-path="M 0 0 L 21600 21600 N"/></draw:custom-shape><draw:custom-shape text:anchor-type="paragraph" draw:z-index="119" draw:style-name="gr12" draw:text-style-name="P31" svg:width="0.003cm" svg:height="0.269cm" svg:x="0cm" svg:y="0cm"><text:p/><draw:enhanced-geometry svg:viewBox="0 0 21600 21600" draw:type="mso-spt32" draw:enhanced-path="M 0 0 L 21600 21600 N"/></draw:custom-shape><draw:custom-shape text:anchor-type="paragraph" draw:z-index="114" draw:style-name="gr19" draw:text-style-name="P31" svg:width="0.003cm" svg:height="0.267cm" svg:x="0cm" svg:y="0cm"><text:p/><draw:enhanced-geometry svg:viewBox="0 0 21600 21600" draw:type="mso-spt32" draw:enhanced-path="M 0 0 L 21600 21600 N"/></draw:custom-shape><draw:custom-shape text:anchor-type="paragraph" draw:z-index="109" draw:style-name="gr14" draw:text-style-name="P31" svg:width="0.003cm" svg:height="0.172cm" svg:x="0cm" svg:y="0cm"><text:p/><draw:enhanced-geometry svg:viewBox="0 0 21600 21600" draw:type="mso-spt32" draw:enhanced-path="M 0 0 L 21600 21600 N"/></draw:custom-shape><draw:custom-shape text:anchor-type="paragraph" draw:z-index="104" draw:style-name="gr21" draw:text-style-name="P31" svg:width="0.003cm" svg:height="0.17cm" svg:x="0cm" svg:y="0cm"><text:p/><draw:enhanced-geometry svg:viewBox="0 0 21600 21600" draw:type="mso-spt32" draw:enhanced-path="M 0 0 L 21600 21600 N"/></draw:custom-shape><draw:custom-shape text:anchor-type="paragraph" draw:z-index="99" draw:style-name="gr27" draw:text-style-name="P31" svg:width="0.003cm" svg:height="0.1cm" svg:x="0cm" svg:y="0cm"><text:p/><draw:enhanced-geometry svg:viewBox="0 0 21600 21600" draw:type="mso-spt32" draw:enhanced-path="M 0 0 L 21600 21600 N"/></draw:custom-shape><draw:frame draw:style-name="fr1" text:anchor-type="char" svg:x="4.087cm" svg:y="-0.062cm" svg:width="3.362cm" svg:height="1.355cm" draw:z-index="146"><draw:text-box><text:p text:style-name="P7"><text:span text:style-name="T15">Asrap Cabilangan <text:s text:c="2"/>2</text:span><text:span text:style-name="T4">nd</text:span><text:span text:style-name="T15"> Platoon Leader</text:span></text:p><text:p text:style-name="P7"><text:span text:style-name="T15">as</text:span></text:p><text:p text:style-name="Frame_20_contents"/></draw:text-box></draw:frame><draw:frame draw:style-name="fr1" text:anchor-type="char" svg:x="-0.279cm" svg:y="-0.146cm" svg:width="4.05cm" svg:height="1.36cm" draw:z-index="148"><draw:text-box><text:p text:style-name="P5"><text:span text:style-name="T15">Aladin Cabilangan 1</text:span><text:span text:style-name="T4">st</text:span><text:span text:style-name="T15"> Platoon Leader</text:span></text:p></draw:text-box></draw:frame></text:p>
      <text:p text:style-name="P30"><draw:frame draw:style-name="fr1" text:anchor-type="char" svg:x="16.942cm" svg:y="-0.093cm" svg:width="2.928cm" svg:height="0.91cm" draw:z-index="25"><draw:text-box><text:p text:style-name="P4"><text:span text:style-name="T15">1</text:span><text:span text:style-name="T4">ST</text:span><text:span text:style-name="T15"> PLATOON LEADER</text:span></text:p><text:p text:style-name="Frame_20_contents"/></draw:text-box></draw:frame><draw:custom-shape text:anchor-type="paragraph" draw:z-index="132" draw:style-name="gr9" draw:text-style-name="P31" svg:width="0.003cm" svg:height="0.234cm" svg:x="0cm" svg:y="0cm"><text:p/><draw:enhanced-geometry svg:viewBox="0 0 21600 21600" draw:type="mso-spt32" draw:enhanced-path="M 0 0 L 21600 21600 N"/></draw:custom-shape><draw:custom-shape text:anchor-type="paragraph" draw:z-index="131" draw:style-name="gr10" draw:text-style-name="P31" svg:width="0.003cm" svg:height="0.138cm" svg:x="0cm" svg:y="0cm"><text:p/><draw:enhanced-geometry svg:viewBox="0 0 21600 21600" draw:type="mso-spt32" draw:enhanced-path="M 0 0 L 21600 21600 N"/></draw:custom-shape><draw:custom-shape text:anchor-type="paragraph" draw:z-index="130" draw:style-name="gr11" draw:text-style-name="P31" svg:width="0.003cm" svg:height="0.202cm" svg:x="0cm" svg:y="0cm"><text:p/><draw:enhanced-geometry svg:viewBox="0 0 21600 21600" draw:type="mso-spt32" draw:enhanced-path="M 0 0 L 21600 21600 N"/></draw:custom-shape><draw:custom-shape text:anchor-type="paragraph" draw:z-index="127" draw:style-name="gr13" draw:text-style-name="P31" svg:width="0.003cm" svg:height="0.278cm" svg:x="0cm" svg:y="0cm"><text:p/><draw:enhanced-geometry svg:viewBox="0 0 21600 21600" draw:type="mso-spt32" draw:enhanced-path="M 0 0 L 21600 21600 N"/></draw:custom-shape><draw:custom-shape text:anchor-type="paragraph" draw:z-index="126" draw:style-name="gr10" draw:text-style-name="P31" svg:width="0.003cm" svg:height="0.138cm" svg:x="0cm" svg:y="0cm"><text:p/><draw:enhanced-geometry svg:viewBox="0 0 21600 21600" draw:type="mso-spt32" draw:enhanced-path="M 0 0 L 21600 21600 N"/></draw:custom-shape><draw:custom-shape text:anchor-type="paragraph" draw:z-index="125" draw:style-name="gr11" draw:text-style-name="P31" svg:width="0.003cm" svg:height="0.202cm" svg:x="0cm" svg:y="0cm"><text:p/><draw:enhanced-geometry svg:viewBox="0 0 21600 21600" draw:type="mso-spt32" draw:enhanced-path="M 0 0 L 21600 21600 N"/></draw:custom-shape><draw:custom-shape text:anchor-type="paragraph" draw:z-index="122" draw:style-name="gr13" draw:text-style-name="P31" svg:width="0.003cm" svg:height="0.278cm" svg:x="0cm" svg:y="0cm"><text:p/><draw:enhanced-geometry svg:viewBox="0 0 21600 21600" draw:type="mso-spt32" draw:enhanced-path="M 0 0 L 21600 21600 N"/></draw:custom-shape><draw:custom-shape text:anchor-type="paragraph" draw:z-index="121" draw:style-name="gr10" draw:text-style-name="P31" svg:width="0.003cm" svg:height="0.138cm" svg:x="0cm" svg:y="0cm"><text:p/><draw:enhanced-geometry svg:viewBox="0 0 21600 21600" draw:type="mso-spt32" draw:enhanced-path="M 0 0 L 21600 21600 N"/></draw:custom-shape><draw:custom-shape text:anchor-type="paragraph" draw:z-index="120" draw:style-name="gr15" draw:text-style-name="P31" svg:width="0.003cm" svg:height="0.204cm" svg:x="0cm" svg:y="0cm"><text:p/><draw:enhanced-geometry svg:viewBox="0 0 21600 21600" draw:type="mso-spt32" draw:enhanced-path="M 0 0 L 21600 21600 N"/></draw:custom-shape><draw:custom-shape text:anchor-type="paragraph" draw:z-index="117" draw:style-name="gr16" draw:text-style-name="P31" svg:width="0.003cm" svg:height="0.322cm" svg:x="0cm" svg:y="0cm"><text:p/><draw:enhanced-geometry svg:viewBox="0 0 21600 21600" draw:type="mso-spt32" draw:enhanced-path="M 0 0 L 21600 21600 N"/></draw:custom-shape><draw:custom-shape text:anchor-type="paragraph" draw:z-index="116" draw:style-name="gr17" draw:text-style-name="P31" svg:width="0.003cm" svg:height="0.251cm" svg:x="0cm" svg:y="0cm"><text:p/><draw:enhanced-geometry svg:viewBox="0 0 21600 21600" draw:type="mso-spt32" draw:enhanced-path="M 0 0 L 21600 21600 N"/></draw:custom-shape><draw:custom-shape text:anchor-type="paragraph" draw:z-index="115" draw:style-name="gr18" draw:text-style-name="P31" svg:width="0.003cm" svg:height="0.121cm" svg:x="0cm" svg:y="0cm"><text:p/><draw:enhanced-geometry svg:viewBox="0 0 21600 21600" draw:type="mso-spt32" draw:enhanced-path="M 0 0 L 21600 21600 N"/></draw:custom-shape><draw:custom-shape text:anchor-type="paragraph" draw:z-index="112" draw:style-name="gr16" draw:text-style-name="P31" svg:width="0.003cm" svg:height="0.322cm" svg:x="0cm" svg:y="0cm"><text:p/><draw:enhanced-geometry svg:viewBox="0 0 21600 21600" draw:type="mso-spt32" draw:enhanced-path="M 0 0 L 21600 21600 N"/></draw:custom-shape><draw:custom-shape text:anchor-type="paragraph" draw:z-index="111" draw:style-name="gr20" draw:text-style-name="P31" svg:width="0.034cm" svg:height="0.295cm" svg:x="0cm" svg:y="0cm"><text:p/><draw:enhanced-geometry svg:viewBox="0 0 21600 21600" draw:type="mso-spt32" draw:enhanced-path="M 0 0 L 21600 21600 N"/></draw:custom-shape><draw:custom-shape text:anchor-type="paragraph" draw:z-index="110" draw:style-name="gr21" draw:text-style-name="P31" svg:width="0.003cm" svg:height="0.17cm" svg:x="0cm" svg:y="0cm"><text:p/><draw:enhanced-geometry svg:viewBox="0 0 21600 21600" draw:type="mso-spt32" draw:enhanced-path="M 0 0 L 21600 21600 N"/></draw:custom-shape><draw:custom-shape text:anchor-type="paragraph" draw:z-index="107" draw:style-name="gr23" draw:text-style-name="P31" svg:width="0.003cm" svg:height="0.431cm" svg:x="0cm" svg:y="0cm"><text:p/><draw:enhanced-geometry svg:viewBox="0 0 21600 21600" draw:type="mso-spt32" draw:enhanced-path="M 0 0 L 21600 21600 N"/></draw:custom-shape><draw:custom-shape text:anchor-type="paragraph" draw:z-index="106" draw:style-name="gr17" draw:text-style-name="P31" svg:width="0.003cm" svg:height="0.251cm" svg:x="0cm" svg:y="0cm"><text:p/><draw:enhanced-geometry svg:viewBox="0 0 21600 21600" draw:type="mso-spt32" draw:enhanced-path="M 0 0 L 21600 21600 N"/></draw:custom-shape><draw:custom-shape text:anchor-type="paragraph" draw:z-index="105" draw:style-name="gr24" draw:text-style-name="P31" svg:width="0.003cm" svg:height="0.105cm" svg:x="0cm" svg:y="0cm"><text:p/><draw:enhanced-geometry svg:viewBox="0 0 21600 21600" draw:type="mso-spt32" draw:enhanced-path="M 0 0 L 21600 21600 N"/></draw:custom-shape><draw:custom-shape text:anchor-type="paragraph" draw:z-index="102" draw:style-name="gr25" draw:text-style-name="P31" svg:width="0.003cm" svg:height="0.366cm" svg:x="0cm" svg:y="0cm"><text:p/><draw:enhanced-geometry svg:viewBox="0 0 21600 21600" draw:type="mso-spt32" draw:enhanced-path="M 0 0 L 21600 21600 N"/></draw:custom-shape><draw:custom-shape text:anchor-type="paragraph" draw:z-index="101" draw:style-name="gr11" draw:text-style-name="P31" svg:width="0.003cm" svg:height="0.202cm" svg:x="0cm" svg:y="0cm"><text:p/><draw:enhanced-geometry svg:viewBox="0 0 21600 21600" draw:type="mso-spt32" draw:enhanced-path="M 0 0 L 21600 21600 N"/></draw:custom-shape><draw:custom-shape text:anchor-type="paragraph" draw:z-index="100" draw:style-name="gr26" draw:text-style-name="P31" svg:width="0.003cm" svg:height="0.096cm" svg:x="0cm" svg:y="0cm"><text:p/><draw:enhanced-geometry svg:viewBox="0 0 21600 21600" draw:type="mso-spt32" draw:enhanced-path="M 0 0 L 21600 21600 N"/></draw:custom-shape><draw:custom-shape text:anchor-type="paragraph" draw:z-index="97" draw:style-name="gr23" draw:text-style-name="P31" svg:width="0.003cm" svg:height="0.431cm" svg:x="0cm" svg:y="0cm"><text:p/><draw:enhanced-geometry svg:viewBox="0 0 21600 21600" draw:type="mso-spt32" draw:enhanced-path="M 0 0 L 21600 21600 N"/></draw:custom-shape><draw:custom-shape text:anchor-type="paragraph" draw:z-index="96" draw:style-name="gr24" draw:text-style-name="P31" svg:width="0.003cm" svg:height="0.105cm" svg:x="0cm" svg:y="0cm"><text:p/><draw:enhanced-geometry svg:viewBox="0 0 21600 21600" draw:type="mso-spt32" draw:enhanced-path="M 0 0 L 21600 21600 N"/></draw:custom-shape></text:p>
      <text:p text:style-name="P30"><draw:custom-shape text:anchor-type="char" draw:z-index="91" draw:style-name="gr31" draw:text-style-name="P31" svg:width="0.003cm" svg:height="0.167cm" svg:x="5.228cm" svg:y="5.763cm"><text:p/><draw:enhanced-geometry svg:viewBox="0 0 21600 21600" draw:mirror-horizontal="false" draw:mirror-vertical="false" draw:type="mso-spt32" draw:enhanced-path="M 0 0 L 21600 21600 N"/></draw:custom-shape><draw:frame draw:style-name="fr1" text:anchor-type="char" svg:x="-0.358cm" svg:y="-0.342cm" svg:width="4.05cm" svg:height="1.295cm" draw:z-index="46"><draw:text-box><text:p text:style-name="P6"><text:span text:style-name="T15">Tamin <text:s/>Dilangalen <text:s text:c="2"/>1</text:span><text:span text:style-name="T4">st</text:span><text:span text:style-name="T15"> Platoon Mursid</text:span></text:p></draw:text-box></draw:frame><draw:frame draw:style-name="fr1" text:anchor-type="char" svg:x="-0.411cm" svg:y="0.27cm" svg:width="4.129cm" svg:height="1.295cm" draw:z-index="18"><draw:text-box><text:p text:style-name="P9">Mandangan Cabilangan <text:s text:c="11"/>1<text:span text:style-name="T3">st</text:span> Squad Leader</text:p></draw:text-box></draw:frame><draw:frame draw:style-name="fr1" text:anchor-type="char" svg:x="-0.305cm" svg:y="1.035cm" svg:width="3.971cm" svg:height="1.351cm" draw:z-index="19"><draw:text-box><text:p text:style-name="P28"><text:span text:style-name="T15">Allan Cabilangan <text:s text:c="8"/>2</text:span><text:span text:style-name="T4">nd</text:span><text:span text:style-name="T15"> Squad Leader</text:span></text:p></draw:text-box></draw:frame><draw:frame draw:style-name="fr1" text:anchor-type="char" svg:x="17.618cm" svg:y="2.9cm" svg:width="3.216cm" svg:height="1.032cm" draw:z-index="40"><draw:text-box><text:p text:style-name="Frame_20_contents"><text:span text:style-name="T12">2</text:span><text:span text:style-name="T6">ND</text:span><text:span text:style-name="T12"> SQUAD LEADER</text:span></text:p><text:p text:style-name="Frame_20_contents"/></draw:text-box></draw:frame><draw:frame draw:style-name="fr1" text:anchor-type="char" svg:x="12.077cm" svg:y="2.965cm" svg:width="3.679cm" svg:height="1.06cm" draw:z-index="41"><draw:text-box><text:p text:style-name="P4"><text:span text:style-name="T15">3</text:span><text:span text:style-name="T4">RD</text:span><text:span text:style-name="T15"> SQUAD LEADER</text:span></text:p><text:p text:style-name="Frame_20_contents"/></draw:text-box></draw:frame><draw:frame draw:style-name="fr1" text:anchor-type="char" svg:x="11.892cm" svg:y="1.214cm" svg:width="3.865cm" svg:height="1.251cm" draw:z-index="54"><draw:text-box><text:p text:style-name="P15">Abusama Sultan <text:s text:c="22"/>2<text:span text:style-name="T3">nd</text:span> Squad Leader</text:p><text:p text:style-name="Frame_20_contents"/></draw:text-box></draw:frame><draw:frame draw:style-name="fr1" text:anchor-type="char" svg:x="22.657cm" svg:y="3.12cm" svg:width="2.928cm" svg:height="0.847cm" draw:z-index="38"><draw:text-box><text:p text:style-name="P4"><text:span text:style-name="T15">1</text:span><text:span text:style-name="T4">ST</text:span><text:span text:style-name="T15"> PLATOON MURSID</text:span></text:p><text:p text:style-name="Frame_20_contents"/></draw:text-box></draw:frame><draw:frame draw:style-name="fr1" text:anchor-type="char" svg:x="11.972cm" svg:y="-0.134cm" svg:width="3.838cm" svg:height="1.065cm" draw:z-index="39"><draw:text-box><text:p text:style-name="P21"><text:span text:style-name="T15">Otin Pangawilan <text:s text:c="7"/>1</text:span><text:span text:style-name="T4">st</text:span><text:span text:style-name="T15"> Platoon Mursid</text:span></text:p><text:p text:style-name="Frame_20_contents"/></draw:text-box></draw:frame><draw:frame draw:style-name="fr1" text:anchor-type="char" svg:x="8.082cm" svg:y="-0.213cm" svg:width="3.441cm" svg:height="1.09cm" draw:z-index="37"><draw:text-box><text:p text:style-name="P16"><text:span text:style-name="T16">K</text:span><text:span text:style-name="T15">amot Sultan <text:s text:c="7"/>3</text:span><text:span text:style-name="T4">rd</text:span><text:span text:style-name="T15"> Platoon Mursid</text:span></text:p></draw:text-box></draw:frame><draw:frame draw:style-name="fr1" text:anchor-type="char" svg:x="8.056cm" svg:y="0.45cm" svg:width="3.441cm" svg:height="1.139cm" draw:z-index="53"><draw:text-box><text:p text:style-name="P19"><text:span text:style-name="T13">Amer <text:s/>D. Omar <text:s/>1</text:span><text:span text:style-name="T7">st</text:span><text:span text:style-name="T13"> Squad Leader</text:span></text:p></draw:text-box></draw:frame><draw:frame draw:style-name="fr1" text:anchor-type="char" svg:x="4.299cm" svg:y="0.37cm" svg:width="3.256cm" svg:height="1.196cm" draw:z-index="49"><draw:text-box><text:p text:style-name="P11">Kabo S. Buisan <text:s text:c="3"/>1<text:span text:style-name="T3">st</text:span> Squad Leader</text:p><text:p text:style-name="Frame_20_contents"/></draw:text-box></draw:frame><draw:frame draw:style-name="fr1" text:anchor-type="char" svg:x="4.145cm" svg:y="2.884cm" svg:width="3.463cm" svg:height="1.247cm" draw:z-index="34"><draw:text-box><text:p text:style-name="P12">Milo D. Sultan <text:s text:c="7"/>3<text:span text:style-name="T3">rd</text:span> Squad Leader</text:p><text:p text:style-name="Frame_20_contents"/></draw:text-box></draw:frame><draw:frame draw:style-name="fr1" text:anchor-type="char" svg:x="4.087cm" svg:y="-0.213cm" svg:width="3.362cm" svg:height="1.166cm" draw:z-index="149"><draw:text-box><text:p text:style-name="P8"><text:span text:style-name="T15">Samsamin <text:s/>Sultan <text:s text:c="2"/>2</text:span><text:span text:style-name="T4">nd</text:span><text:span text:style-name="T15"> Platoon Mursid</text:span></text:p><text:p text:style-name="Frame_20_contents"/></draw:text-box></draw:frame><draw:frame draw:style-name="fr1" draw:name="Frame1" text:anchor-type="char" svg:x="-0.358cm" svg:y="2.796cm" svg:width="4.023cm" svg:height="1.309cm" draw:z-index="150"><draw:text-box><text:p text:style-name="P10">Benladen D. Panalangin 3<text:span text:style-name="T3">rd</text:span> Squad Leader</text:p><text:p text:style-name="Frame_20_contents"/></draw:text-box></draw:frame><draw:frame draw:style-name="fr1" text:anchor-type="char" svg:x="17.18cm" svg:y="2.723cm" svg:width="2.928cm" svg:height="1.076cm" draw:z-index="151"><draw:text-box><text:p text:style-name="P4"><text:span text:style-name="T12">2</text:span><text:span text:style-name="T6">ND</text:span><text:span text:style-name="T12"> SQUAD LEADER</text:span></text:p><text:p text:style-name="Frame_20_contents"/></draw:text-box></draw:frame><draw:frame draw:style-name="fr1" text:anchor-type="char" svg:x="8.116cm" svg:y="2.912cm" svg:width="3.487cm" svg:height="1.219cm" draw:z-index="152"><draw:text-box><text:p text:style-name="P18"><text:span text:style-name="T15">Bady D. Sangki <text:s text:c="6"/>3</text:span><text:span text:style-name="T4">rd</text:span><text:span text:style-name="T15"> <text:s/>Squad Leader</text:span></text:p><text:p text:style-name="Frame_20_contents"/></draw:text-box></draw:frame><draw:frame draw:style-name="fr1" text:anchor-type="char" svg:x="8.029cm" svg:y="1.189cm" svg:width="3.593cm" svg:height="1.249cm" draw:z-index="153"><draw:text-box><text:p text:style-name="P17"><text:span text:style-name="T12">Tonik Dilangalen <text:s/>2</text:span><text:span text:style-name="T6">nd</text:span><text:span text:style-name="T12"> Squad Leader</text:span></text:p><text:p text:style-name="Frame_20_contents"/></draw:text-box></draw:frame><draw:frame draw:style-name="fr1" text:anchor-type="char" svg:x="4.087cm" svg:y="1.081cm" svg:width="3.494cm" svg:height="1.3cm" draw:z-index="154"><draw:text-box><text:p text:style-name="P11">Zurpikar D. Omar <text:s text:c="2"/>2<text:span text:style-name="T3">nd</text:span> Squad Leader</text:p><text:p text:style-name="Frame_20_contents"/></draw:text-box></draw:frame><draw:frame draw:style-name="fr1" text:anchor-type="char" svg:x="11.839cm" svg:y="0.42cm" svg:width="3.891cm" svg:height="1.169cm" draw:z-index="155"><draw:text-box><text:p text:style-name="P22"><text:span text:style-name="T19">Abdulradsak Minanimbong 1</text:span><text:span text:style-name="T9">st</text:span><text:span text:style-name="T19"> Squad Leader</text:span></text:p></draw:text-box></draw:frame><draw:frame draw:style-name="fr1" text:anchor-type="char" svg:x="21.232cm" svg:y="3.861cm" svg:width="3.216cm" svg:height="0.97cm" draw:z-index="156"><draw:text-box><text:p text:style-name="Frame_20_contents"><text:span text:style-name="T12">3</text:span><text:span text:style-name="T6">RD</text:span><text:span text:style-name="T12"> SQUAD LEADER</text:span></text:p><text:p text:style-name="Frame_20_contents"/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33.02cm" fo:page-height="21.59cm" style:num-format="1" style:print-orientation="landscape" fo:margin-top="1.27cm" fo:margin-bottom="1.27cm" fo:margin-left="1.27cm" fo:margin-right="1.27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yunan</meta:initial-creator>
    <meta:editing-cycles>17</meta:editing-cycles>
    <meta:print-date>2017-01-01T18:50:00</meta:print-date>
    <meta:creation-date>2017-01-01T05:05:00</meta:creation-date>
    <dc:date>2021-07-06T17:21:50.593275468</dc:date>
    <meta:editing-duration>PT4H57M</meta:editing-duration>
    <meta:generator>LibreOffice/6.4.6.2$Linux_X86_64 LibreOffice_project/40$Build-2</meta:generator>
    <meta:document-statistic meta:table-count="0" meta:image-count="0" meta:object-count="0" meta:page-count="1" meta:paragraph-count="71" meta:word-count="261" meta:character-count="1787" meta:non-whitespace-character-count="14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